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215f"/>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font-name="Times New Roman" officeooo:paragraph-rsid="008b1937"/>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18" style:family="paragraph" style:parent-style-name="Standard">
      <style:text-properties style:text-underline-style="none" fo:font-weight="normal" officeooo:rsid="007cf309" officeooo:paragraph-rsid="008b1937" style:font-weight-asian="normal" style:font-weight-complex="normal"/>
    </style:style>
    <style:style style:name="P19" style:family="paragraph" style:parent-style-name="Standard">
      <style:text-properties style:text-underline-style="none" fo:font-weight="normal" officeooo:rsid="0093e07f" officeooo:paragraph-rsid="0093e07f" style:font-weight-asian="normal" style:font-weight-complex="normal"/>
    </style:style>
    <style:style style:name="P20" style:family="paragraph" style:parent-style-name="Standard">
      <style:text-properties style:text-underline-style="none" fo:font-weight="normal" officeooo:rsid="0093e07f" officeooo:paragraph-rsid="0099ae00" style:font-weight-asian="normal" style:font-weight-complex="normal"/>
    </style:style>
    <style:style style:name="P21" style:family="paragraph" style:parent-style-name="Standard">
      <style:text-properties style:text-underline-style="none" fo:font-weight="normal" officeooo:rsid="0093e07f" officeooo:paragraph-rsid="009b84a4" style:font-weight-asian="normal" style:font-weight-complex="normal"/>
    </style:style>
    <style:style style:name="P22" style:family="paragraph" style:parent-style-name="Standard">
      <style:text-properties style:text-underline-style="none" fo:font-weight="normal" officeooo:rsid="00959a67" officeooo:paragraph-rsid="00959a67" style:font-weight-asian="normal" style:font-weight-complex="normal"/>
    </style:style>
    <style:style style:name="P23" style:family="paragraph" style:parent-style-name="Standard">
      <style:text-properties style:text-underline-style="none" fo:font-weight="normal" officeooo:rsid="00978633" officeooo:paragraph-rsid="00978633" style:font-weight-asian="normal" style:font-weight-complex="normal"/>
    </style:style>
    <style:style style:name="P24" style:family="paragraph" style:parent-style-name="Standard">
      <style:text-properties style:text-underline-style="none" fo:font-weight="normal" officeooo:rsid="009b3254" officeooo:paragraph-rsid="009b3254" style:font-weight-asian="normal" style:font-weight-complex="normal"/>
    </style:style>
    <style:style style:name="P25" style:family="paragraph" style:parent-style-name="Standard">
      <style:text-properties style:text-underline-style="none" fo:font-weight="normal" officeooo:rsid="009b84a4" officeooo:paragraph-rsid="009b84a4" style:font-weight-asian="normal" style:font-weight-complex="normal"/>
    </style:style>
    <style:style style:name="P26" style:family="paragraph" style:parent-style-name="Standard">
      <style:paragraph-properties fo:margin-left="0.4925in" fo:margin-right="0in" fo:text-indent="0in" style:auto-text-indent="false"/>
      <style:text-properties fo:font-style="italic" style:text-underline-style="none" fo:font-weight="normal" officeooo:rsid="00959a67" officeooo:paragraph-rsid="00959a67" style:font-style-asian="italic" style:font-weight-asian="normal" style:font-style-complex="italic" style:font-weight-complex="normal"/>
    </style:style>
    <style:style style:name="P27" style:family="paragraph" style:parent-style-name="Standard">
      <style:text-properties style:text-underline-style="solid" style:text-underline-width="auto" style:text-underline-color="font-color" fo:font-weight="bold" officeooo:rsid="0093e07f" officeooo:paragraph-rsid="0093e07f" style:font-weight-asian="bold" style:font-weight-complex="bold"/>
    </style:style>
    <style:style style:name="P28" style:family="paragraph" style:parent-style-name="Standard">
      <style:text-properties officeooo:paragraph-rsid="009bece9"/>
    </style:style>
    <style:style style:name="P29" style:family="paragraph" style:parent-style-name="Standard">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P30" style:family="paragraph" style:parent-style-name="Standard" style:list-style-name="L6">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fo:font-weight="normal" officeooo:rsid="00994a39"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9138"/>
    </style:style>
    <style:style style:name="T17" style:family="text">
      <style:text-properties officeooo:rsid="00803dab"/>
    </style:style>
    <style:style style:name="T18" style:family="text">
      <style:text-properties style:text-underline-style="none" fo:font-weight="normal" officeooo:rsid="009b84a4" style:font-weight-asian="normal" style:font-weight-complex="normal"/>
    </style:style>
    <style:style style:name="T19" style:family="text">
      <style:text-properties style:text-underline-style="none" fo:font-weight="normal" officeooo:rsid="009bece9" style:font-weight-asian="normal" style:font-weight-complex="normal"/>
    </style:style>
    <style:style style:name="T20" style:family="text">
      <style:text-properties style:text-underline-style="none" fo:font-weight="normal" officeooo:rsid="00a06cc4" style:font-weight-asian="normal" style:font-weight-complex="normal"/>
    </style:style>
    <style:style style:name="T21" style:family="text">
      <style:text-properties officeooo:rsid="00893e56"/>
    </style:style>
    <style:style style:name="T22" style:family="text">
      <style:text-properties officeooo:rsid="008c0e4f"/>
    </style:style>
    <style:style style:name="T23" style:family="text">
      <style:text-properties officeooo:rsid="0089cba4"/>
    </style:style>
    <style:style style:name="T24" style:family="text">
      <style:text-properties officeooo:rsid="008aeaed"/>
    </style:style>
    <style:style style:name="T25" style:family="text">
      <style:text-properties officeooo:rsid="008b1937"/>
    </style:style>
    <style:style style:name="T26" style:family="text">
      <style:text-properties officeooo:rsid="008bb716"/>
    </style:style>
    <style:style style:name="T27" style:family="text">
      <style:text-properties officeooo:rsid="008fb198"/>
    </style:style>
    <style:style style:name="T28" style:family="text">
      <style:text-properties officeooo:rsid="0090e0f8"/>
    </style:style>
    <style:style style:name="T29" style:family="text">
      <style:text-properties fo:font-style="italic"/>
    </style:style>
    <style:style style:name="T30" style:family="text">
      <style:text-properties fo:font-style="italic" officeooo:rsid="0099ae00"/>
    </style:style>
    <style:style style:name="T31" style:family="text">
      <style:text-properties officeooo:rsid="009332c3"/>
    </style:style>
    <style:style style:name="T32" style:family="text">
      <style:text-properties officeooo:rsid="00959a67"/>
    </style:style>
    <style:style style:name="T33" style:family="text">
      <style:text-properties officeooo:rsid="0098a3c7"/>
    </style:style>
    <style:style style:name="T34" style:family="text">
      <style:text-properties officeooo:rsid="0098b478"/>
    </style:style>
    <style:style style:name="T35" style:family="text">
      <style:text-properties officeooo:rsid="0099ae00"/>
    </style:style>
    <style:style style:name="T36" style:family="text">
      <style:text-properties officeooo:rsid="009b3254"/>
    </style:style>
    <style:style style:name="T37" style:family="text">
      <style:text-properties officeooo:rsid="009b84a4"/>
    </style:style>
    <style:style style:name="T38" style:family="text">
      <style:text-properties officeooo:rsid="009bece9"/>
    </style:style>
    <style:style style:name="T39" style:family="text">
      <style:text-properties officeooo:rsid="00a06cc4"/>
    </style:style>
    <style:style style:name="T40" style:family="text">
      <style:text-properties officeooo:rsid="00a0f2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text:span text:style-name="T28">3</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6">Documentos de </text:span>Tecnología e Ingeniería</text:p>
          </table:table-cell>
        </table:table-row>
        <table:table-row>
          <table:table-cell table:style-name="Table1.A1" office:value-type="string">
            <text:p text:style-name="P9">Course ID:</text:p>
          </table:table-cell>
          <table:table-cell table:style-name="Table1.A1" office:value-type="string">
            <text:p text:style-name="P3">IT062<text:span text:style-name="T17">7</text:span><text:span text:style-name="T6"> </text:span><text:span text:style-name="T14">(Marron, 25-2)</text:span></text:p>
          </table:table-cell>
        </table:table-row>
        <table:table-row>
          <table:table-cell table:style-name="Table1.A1" office:value-type="string">
            <text:p text:style-name="P10">Cohort <text:span text:style-name="T5">ID</text:span>:</text:p>
          </table:table-cell>
          <table:table-cell table:style-name="Table1.A1" office:value-type="string">
            <text:p text:style-name="P5">6A<text:span text:style-name="T17">2</text:span></text:p>
          </table:table-cell>
        </table:table-row>
        <table:table-row>
          <table:table-cell table:style-name="Table1.A1" office:value-type="string">
            <text:p text:style-name="P11"><text:span text:style-name="T15">Exam </text:span>Date:</text:p>
          </table:table-cell>
          <table:table-cell table:style-name="Table1.A1" office:value-type="string">
            <text:p text:style-name="P4">1<text:span text:style-name="T31">0</text:span> <text:span text:style-name="T31">Apr</text:span> 2025</text:p>
          </table:table-cell>
        </table:table-row>
      </table:table>
      <text:p text:style-name="P2"/>
      <text:p text:style-name="P8"><text:span text:style-name="T2">General </text:span><text:span text:style-name="T4">Instructions: </text:span><text:span text:style-name="T11">Print</text:span><text:span text:style-name="T3"> </text:span><text:span text:style-name="T8">your name in the upper right-hand corner </text:span><text:span text:style-name="T13">of this paper</text:span><text:span text:style-name="T8">. </text:span><text:span text:style-name="T9">Read each item carefully. Be sure that you understand exactly what is being asked of you. </text:span><text:span text:style-name="T10">Begin your answers on the backside of this paper </text:span><text:span text:style-name="T13">if possible </text:span><text:span text:style-name="T12">and a</text:span><text:span text:style-name="T10">dd extra sheets of paper as needed. Be sure to write your name on any </text:span><text:span text:style-name="T13">and all </text:span><text:span text:style-name="T10">extra sheets of paper. </text:span><text:span text:style-name="T12">S</text:span><text:span text:style-name="T10">taple all exam papers together when you are finished.</text:span></text:p>
      <text:p text:style-name="P13"/>
      <text:p text:style-name="P7"><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4"/>
      <text:p text:style-name="P15">This is a closed book exam, <text:span text:style-name="T28">however, you may reference your last homework</text:span>. <text:span text:style-name="T21">Attempt to answer all questions, </text:span><text:span text:style-name="T22">eve</text:span><text:span text:style-name="T21">n if you are uncertain. Whenever possible, provide answers in bullet list format with complete content. </text:span><text:span text:style-name="T23">Tasks will be evaluated by sub-tasks. Three (3) points are available for each sub-task: Accuracy </text:span><text:span text:style-name="T24">(</text:span><text:span text:style-name="T23">1 pt), Completeness (1 pt), and Sufficiency (1 pt). </text:span><text:span text:style-name="T24">Points will be awarded in 0.1 increments. </text:span><text:span text:style-name="T25">Answer in English unless requested to do </text:span><text:span text:style-name="T27">so </text:span><text:span text:style-name="T25">otherwise.</text:span></text:p>
      <text:p text:style-name="P16"/>
      <text:p text:style-name="P17">Task 1 <text:span text:style-name="T26">(6 pts)</text:span></text:p>
      <text:p text:style-name="P18"><text:span text:style-name="T32">The production of lithium-ion batteries for the rapidly growing clean energy sector apparently has </text:span><text:span text:style-name="T33">a </text:span><text:span text:style-name="T32">substantial environmental </text:span><text:span text:style-name="T33">cost </text:span><text:span text:style-name="T32">(</text:span><text:span text:style-name="T33">see </text:span>Guelfo, J.L., Ferguson, P.L., Beck, J. <text:span text:style-name="T29">et al.</text:span> Lithium-ion battery components are at the nexus of sustainable energy and environmental release of per- and polyfluoroalkyl substances. <text:span text:style-name="T29">Nat Commun</text:span> <text:span text:style-name="T1">15</text:span>, 5548 (2024).<text:span text:style-name="T32">)</text:span></text:p>
      <text:p text:style-name="P18"/>
      <text:p text:style-name="P22">a) Translate the following into Spanish</text:p>
      <text:p text:style-name="P26">Polyfluoroalkyl substances (PFAS) are used globally in the production of lithium-ion batteries, PFAS are recognized internationally as recalcitrant contaminants. The clean energy sector is an unrecognized and potentially growing source of international PFAS release. Results underscore that environmental impacts of clean energy infrastructure merit scrutiny to ensure that reduced CO2 emissions are not achieved at the expense of increasing global releases of persistent organic pollutants.</text:p>
      <text:p text:style-name="P18"/>
      <text:p text:style-name="P23">b) <text:span text:style-name="T34">What does it mean if a chemical is a recalcitrant, mobile, and toxic?</text:span></text:p>
      <text:p text:style-name="P18"/>
      <text:p text:style-name="P27">Task 2 <text:span text:style-name="T40">(3 pts)</text:span></text:p>
      <text:p text:style-name="P20"><text:span text:style-name="T35">In the paper by </text:span>Trancoso, R., Syktus, J., Allan, R.P. <text:span text:style-name="T29">et al. </text:span><text:span text:style-name="T30">(</text:span>Trancoso, R., Syktus, J., Allan, R.P. <text:span text:style-name="T29">et al.</text:span> Significantly wetter or drier future conditions for one to two thirds of the world’s population. <text:span text:style-name="T29">Nat Commun</text:span> <text:span text:style-name="T1">15</text:span>, 483 (2024) <text:span text:style-name="T35">the authors </text:span><text:span text:style-name="T36">demonstrate that large numbers of the world’s population are likely to experience substantially wetter or drier conditions under global warming.</text:span></text:p>
      <text:p text:style-name="P19"/>
      <text:p text:style-name="P24">a) Explain the basic methodology used by the authors to arrive at their conclusions.</text:p>
      <text:p text:style-name="P24"/>
      <text:p text:style-name="P24"><text:soft-page-break/></text:p>
      <text:p text:style-name="P27">Task 3 <text:span text:style-name="T40">(6 pts)</text:span></text:p>
      <text:p text:style-name="P21"><text:span text:style-name="T37">In their empirical study of ChatGPT’s capacities, </text:span>Schulze Balhorn, L., Weber, J.M., Buijsman, S. <text:span text:style-name="T29">et al.</text:span> <text:span text:style-name="T37">(</text:span>Schulze Balhorn, L., Weber, J.M., Buijsman, S. <text:span text:style-name="T29">et al.</text:span> Empirical assessment of ChatGPT’s answering capabilities in natural science and engineering. <text:span text:style-name="T29">Sci Rep</text:span> <text:span text:style-name="T1">14</text:span>, 4998 (2024)<text:span text:style-name="T37">) evaluate this AI’s science-based knowledge.</text:span></text:p>
      <text:p text:style-name="P21"/>
      <text:p text:style-name="P25">a) Briefly describe the methodology used in the study and the findings <text:span text:style-name="T38">(results)</text:span>.</text:p>
      <text:p text:style-name="P28"><text:span text:style-name="T18">b) Note that the work in this paper was done with ChatGPT 3.5, </text:span><text:span text:style-name="T19">and </text:span><text:span text:style-name="T18">not ChatGPT 4.o,. Because ChatGPT 4.o <text:s/>is substantially more robust (trained on </text:span><text:span text:style-name="T20">roughly </text:span>1 trillion parameters <text:span text:style-name="T37">compared </text:span><text:s/>GPT-3.5's 175 billion<text:span text:style-name="T37">), </text:span><text:span text:style-name="T38">what do </text:span><text:span text:style-name="T39">you </text:span><text:span text:style-name="T38">predict would be the outcomes of the same study done with <text:s/></text:span><text:span text:style-name="T18">ChatGPT 4.o?</text:span></text:p>
      <text:p text:style-name="P19"/>
      <text:p text:style-name="P27">Task 4 <text:span text:style-name="T40">(6 pts)</text:span></text:p>
      <text:p text:style-name="P29">Define the following terms in English and Spanish:</text:p>
      <text:list xml:id="list603283738" text:style-name="L6">
        <text:list-item>
          <text:p text:style-name="P30">alkaline</text:p>
        </text:list-item>
        <text:list-item>
          <text:p text:style-name="P30">ANOVA</text:p>
        </text:list-item>
        <text:list-item>
          <text:p text:style-name="P30">bioaccumulation</text:p>
        </text:list-item>
        <text:list-item>
          <text:p text:style-name="P30">hydrology</text:p>
        </text:list-item>
        <text:list-item>
          <text:p text:style-name="P30">leachate</text:p>
        </text:list-item>
        <text:list-item>
          <text:p text:style-name="P30">teratogenic</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31T19:19:59.713526188</dc:date>
    <meta:editing-duration>PT11H42M48S</meta:editing-duration>
    <meta:editing-cycles>100</meta:editing-cycles>
    <meta:generator>LibreOffice/7.3.7.2$Linux_X86_64 LibreOffice_project/30$Build-2</meta:generator>
    <meta:document-statistic meta:table-count="1" meta:image-count="1" meta:object-count="0" meta:page-count="2" meta:paragraph-count="32" meta:word-count="575" meta:character-count="3550" meta:non-whitespace-character-count="3010"/>
  </office:meta>
</office:document-meta>
</file>